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84cm" svg:height="14.605cm" svg:x="12.43cm" svg:y="5.445cm">
          <text:p text:style-name="P1">RX 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.479cm" svg:y1="6.622cm" svg:x2="12.384cm" svg:y2="6.622cm">
          <text:p/>
        </draw:line>
        <draw:line draw:style-name="gr2" draw:text-style-name="P1" draw:layer="layout" svg:x1="10.525cm" svg:y1="7.35cm" svg:x2="12.43cm" svg:y2="7.35cm">
          <text:p/>
        </draw:line>
        <draw:line draw:style-name="gr2" draw:text-style-name="P1" draw:layer="layout" svg:x1="12.429cm" svg:y1="8.411cm" svg:x2="10.524cm" svg:y2="8.411cm">
          <text:p/>
        </draw:line>
        <draw:line draw:style-name="gr2" draw:text-style-name="P1" draw:layer="layout" svg:x1="11.16cm" svg:y1="11.16cm" svg:x2="12.43cm" svg:y2="11.16cm">
          <text:p/>
        </draw:line>
        <draw:line draw:style-name="gr2" draw:text-style-name="P1" draw:layer="layout" svg:x1="11.16cm" svg:y1="11.795cm" svg:x2="12.43cm" svg:y2="11.795cm">
          <text:p/>
        </draw:line>
        <draw:frame draw:style-name="gr3" draw:layer="layout" svg:width="2.661cm" svg:height="0.962cm" svg:x="7.244cm" svg:y="6.08cm">
          <draw:text-box>
            <text:p>usb_clk</text:p>
          </draw:text-box>
        </draw:frame>
        <draw:frame draw:style-name="gr3" draw:layer="layout" svg:width="3.296cm" svg:height="0.962cm" svg:x="6.609cm" svg:y="7.029cm">
          <draw:text-box>
            <text:p>bus_reset</text:p>
          </draw:text-box>
        </draw:frame>
        <draw:frame draw:style-name="gr3" draw:layer="layout" svg:width="3.825cm" svg:height="0.962cm" svg:x="6.08cm" svg:y="7.979cm">
          <draw:text-box>
            <text:p>usbdata[16]</text:p>
          </draw:text-box>
        </draw:frame>
        <draw:frame draw:style-name="gr3" draw:layer="layout" svg:width="1.425cm" svg:height="0.962cm" svg:x="8.48cm" svg:y="8.928cm">
          <draw:text-box>
            <text:p>RD</text:p>
          </draw:text-box>
        </draw:frame>
        <draw:frame draw:style-name="gr3" draw:layer="layout" svg:width="5.019cm" svg:height="0.962cm" svg:x="6.08cm" svg:y="9.89cm">
          <draw:text-box>
            <text:p>have_pkt_ready</text:p>
          </draw:text-box>
        </draw:frame>
        <draw:frame draw:style-name="gr3" draw:layer="layout" svg:width="3.554cm" svg:height="0.962cm" svg:x="6.141cm" svg:y="11.16cm">
          <draw:text-box>
            <text:p>rx_overrun</text:p>
          </draw:text-box>
        </draw:frame>
        <draw:frame draw:style-name="gr3" draw:layer="layout" svg:width="3.931cm" svg:height="0.962cm" svg:x="6.08cm" svg:y="12.103cm">
          <draw:text-box>
            <text:p>clear_status</text:p>
          </draw:text-box>
        </draw:frame>
        <draw:frame draw:style-name="gr3" draw:layer="layout" svg:width="1.814cm" svg:height="0.962cm" svg:x="6.08cm" svg:y="13.065cm">
          <draw:text-box>
            <text:p>rxclk</text:p>
          </draw:text-box>
        </draw:frame>
        <draw:frame draw:style-name="gr3" draw:layer="layout" svg:width="3.995cm" svg:height="0.962cm" svg:x="6.08cm" svg:y="14.008cm">
          <draw:text-box>
            <text:p>gate_enable</text:p>
          </draw:text-box>
        </draw:frame>
        <draw:frame draw:style-name="gr3" draw:layer="layout" svg:width="1.916cm" svg:height="0.962cm" svg:x="6.08cm" svg:y="15.278cm">
          <draw:text-box>
            <text:p>reset</text:p>
          </draw:text-box>
        </draw:frame>
        <draw:frame draw:style-name="gr3" draw:layer="layout" svg:width="2.809cm" svg:height="0.962cm" svg:x="6.08cm" svg:y="16.875cm">
          <draw:text-box>
            <text:p>rxstrobe</text:p>
          </draw:text-box>
        </draw:frame>
        <draw:frame draw:style-name="gr3" draw:layer="layout" svg:width="3.753cm" svg:height="0.962cm" svg:x="6.08cm" svg:y="18.145cm">
          <draw:text-box>
            <text:p>channels[4]</text:p>
          </draw:text-box>
        </draw:frame>
        <draw:frame draw:style-name="gr3" draw:layer="layout" svg:width="2.94cm" svg:height="0.962cm" svg:x="6.08cm" svg:y="19.415cm">
          <draw:text-box>
            <text:p>ch_0[16]</text:p>
          </draw:text-box>
        </draw:frame>
        <draw:frame draw:style-name="gr3" draw:layer="layout" svg:width="2.945cm" svg:height="0.962cm" svg:x="6.08cm" svg:y="20.358cm">
          <draw:text-box>
            <text:p>ch_1[16]</text:p>
          </draw:text-box>
        </draw:frame>
        <draw:frame draw:style-name="gr3" draw:layer="layout" svg:width="2.94cm" svg:height="0.962cm" svg:x="6.08cm" svg:y="21.32cm">
          <draw:text-box>
            <text:p>ch_2[16]</text:p>
          </draw:text-box>
        </draw:frame>
        <draw:frame draw:style-name="gr3" draw:layer="layout" svg:width="2.94cm" svg:height="0.962cm" svg:x="6.08cm" svg:y="22.263cm">
          <draw:text-box>
            <text:p>ch_3[16]</text:p>
          </draw:text-box>
        </draw:frame>
        <draw:frame draw:style-name="gr3" draw:layer="layout" svg:width="2.94cm" svg:height="0.962cm" svg:x="6.08cm" svg:y="23.225cm">
          <draw:text-box>
            <text:p>ch_4[16]</text:p>
          </draw:text-box>
        </draw:frame>
        <draw:frame draw:style-name="gr3" draw:layer="layout" svg:width="2.94cm" svg:height="0.962cm" svg:x="6.08cm" svg:y="24.187cm">
          <draw:text-box>
            <text:p>ch_5[16]</text:p>
          </draw:text-box>
        </draw:frame>
        <draw:frame draw:style-name="gr3" draw:layer="layout" svg:width="2.945cm" svg:height="0.962cm" svg:x="6.08cm" svg:y="25.13cm">
          <draw:text-box>
            <text:p>ch_6[16]</text:p>
          </draw:text-box>
        </draw:frame>
        <draw:frame draw:style-name="gr3" draw:layer="layout" svg:width="2.945cm" svg:height="0.962cm" svg:x="6.08cm" svg:y="26.073cm">
          <draw:text-box>
            <text:p>ch_7[16]</text:p>
          </draw:text-box>
        </draw:frame>
        <draw:frame draw:style-name="gr3" draw:layer="layout" svg:width="4.354cm" svg:height="0.962cm" svg:x="10.755cm" svg:y="21.628cm">
          <draw:text-box>
            <text:p>serial_addr[7]</text:p>
          </draw:text-box>
        </draw:frame>
        <draw:frame draw:style-name="gr3" draw:layer="layout" svg:width="4.663cm" svg:height="0.962cm" svg:x="10.616cm" svg:y="22.59cm">
          <draw:text-box>
            <text:p>serial_data[32]</text:p>
          </draw:text-box>
        </draw:frame>
        <draw:frame draw:style-name="gr3" draw:layer="layout" svg:width="4.151cm" svg:height="0.962cm" svg:x="10.525cm" svg:y="23.533cm">
          <draw:text-box>
            <text:p>serial_strobe</text:p>
          </draw:text-box>
        </draw:frame>
        <draw:frame draw:style-name="gr3" draw:layer="layout" svg:width="3.503cm" svg:height="0.962cm" svg:x="10.525cm" svg:y="24.803cm">
          <draw:text-box>
            <text:p>reset_regs</text:p>
          </draw:text-box>
        </draw:frame>
        <draw:frame draw:style-name="gr3" draw:layer="layout" svg:width="4.701cm" svg:height="0.962cm" svg:x="10.525cm" svg:y="26.073cm">
          <draw:text-box>
            <text:p>debug_bus[32]</text:p>
          </draw:text-box>
        </draw:frame>
        <draw:line draw:style-name="gr2" draw:text-style-name="P1" draw:layer="layout" svg:x1="10.541cm" svg:y1="9.471cm" svg:x2="12.446cm" svg:y2="9.47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1-10T00:54:46</meta:creation-date>
    <dc:date>2009-01-10T23:15:12</dc:date>
    <meta:editing-duration>PT21H50M06S</meta:editing-duration>
    <meta:editing-cycles>1</meta:editing-cycles>
    <meta:document-statistic meta:object-count="32"/>
    <meta:generator>OpenOffice.org/3.0$Linux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